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7.01mm"/>
    </style:style>
    <style:style style:name="co8" style:family="table-column">
      <style:table-column-properties fo:break-before="auto" style:column-width="26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0"/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0.06pt solid #000000"/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Пример расчета xirr при переводах между счетам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 по вкладу на текущий счет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Вклад)</text:p>
          </table:table-cell>
          <table:table-cell table:style-name="ce1" table:number-columns-repeated="4"/>
          <table:table-cell table:style-name="ce1" office:value-type="string" calcext:value-type="string">
            <text:p>Счет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7]" office:value-type="float" office:value="-10000" calcext:value-type="float">
            <text:p>-10000</text:p>
          </table:table-cell>
          <table:table-cell/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office:value-type="float" office:value="1000" calcext:value-type="float">
            <text:p>1000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table:formula="of:=[.C8]" office:value-type="float" office:value="1000" calcext:value-type="float">
            <text:p>1000</text:p>
          </table:table-cell>
          <table:table-cell table:formula="of:=-[.H8]" office:value-type="float" office:value="-1000" calcext:value-type="float">
            <text:p>-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вод на другой счет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H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0000" calcext:value-type="float">
            <text:p>10000</text:p>
          </table:table-cell>
          <table:table-cell table:formula="of:=[.C10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7:.D10];[.B7:.B10])" office:value-type="percentage" office:value="0.102461773514084" calcext:value-type="percentage">
            <text:p>10,25%</text:p>
          </table:table-cell>
          <table:table-cell table:number-columns-repeated="4"/>
          <table:table-cell table:style-name="ce3" table:formula="of:=XIRR([.I7:.I10];[.G7:.G10])" office:value-type="percentage" office:value="3.87253341891937E-016" calcext:value-type="percentage">
            <text:p>0,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4"/>
          <table:table-cell table:style-name="ce1" office:value-type="string" calcext:value-type="string">
            <text:p>Ценная бумага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18]" office:value-type="float" office:value="-10000" calcext:value-type="float">
            <text:p>-1000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[.C19]" office:value-type="float" office:value="10000" calcext:value-type="float">
            <text:p>10000</text:p>
          </table:table-cell>
          <table:table-cell/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-[.H19]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-[.C20]" office:value-type="float" office:value="-500" calcext:value-type="float">
            <text:p>-500</text:p>
          </table:table-cell>
          <table:table-cell/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table:formula="of:=[.C20]" office:value-type="float" office:value="500" calcext:value-type="float">
            <text:p>500</text:p>
          </table:table-cell>
          <table:table-cell table:formula="of:=[.H20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table:formula="of:=[.H21]" office:value-type="float" office:value="15000" calcext:value-type="float">
            <text:p>15000</text:p>
          </table:table-cell>
          <table:table-cell table:formula="of:=-[.C21]" office:value-type="float" office:value="-15000" calcext:value-type="float">
            <text:p>-15000</text:p>
          </table:table-cell>
          <table:table-cell/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5000" calcext:value-type="float">
            <text:p>15000</text:p>
          </table:table-cell>
          <table:table-cell table:formula="of:=[.H21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5500" calcext:value-type="float">
            <text:p>15500</text:p>
          </table:table-cell>
          <table:table-cell table:formula="of:=[.C22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18:.D22];[.B18:.B22])" office:value-type="percentage" office:value="-2.7652028484805E-016" calcext:value-type="percentage">
            <text:p>0,00%</text:p>
          </table:table-cell>
          <table:table-cell table:number-columns-repeated="4"/>
          <table:table-cell table:style-name="ce3" table:formula="of:=XIRR([.I19:.I21];[.G19:.G21])" office:value-type="percentage" office:value="0.815800991510386" calcext:value-type="percentage">
            <text:p>81,58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Зарплатная карта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Зарплатная карта)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30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рплата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-[.C31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[.C32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C33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table:formula="of:=[.C30]+[.C31]-[.C32]-[.C33]" office:value-type="float" office:value="18500" calcext:value-type="float">
            <text:p>18500</text:p>
          </table:table-cell>
          <table:table-cell table:formula="of:=[.C34]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30:.D34];[.B30:.B34])" office:value-type="percentage" office:value="2.00378955657475E-017" calcext:value-type="percentage">
            <text:p>0,00%</text:p>
          </table:table-cell>
          <table:table-cell table:number-columns-repeated="5"/>
        </table:table-row>
      </table:table>
      <table:table table:name="Проводки" table:style-name="ta1">
        <table:table-column table:style-name="co3" table:default-cell-style-name="ce2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Покупка ценной бумаги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5"/>
          <table:table-cell/>
          <table:table-cell table:style-name="ce7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Облигация</text:p>
          </table:table-cell>
          <table:table-cell table:style-name="ce1" office:value-type="string" calcext:value-type="string">
            <text:p>Акция</text:p>
          </table:table-cell>
          <table:table-cell table:style-name="ce1" office:value-type="string" calcext:value-type="string">
            <text:p>Деньги брокера</text:p>
          </table:table-cell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ПИФ</text:p>
          </table:table-cell>
          <table:table-cell/>
          <table:table-cell table:style-name="ce1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style-name="ce8" table:formula="of:=[.E7]"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formula="of:=-[.E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-10000" calcext:value-type="float">
            <text:p>-1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ПИФ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4:.E15])" office:value-type="float" office:value="-5200" calcext:value-type="float">
            <text:p>-5200</text:p>
          </table:table-cell>
          <table:table-cell table:number-columns-repeated="3"/>
          <table:table-cell table:formula="of:=-[.E13]"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-[.E14]" office:value-type="float" office:value="-5000" calcext:value-type="float">
            <text:p>-50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5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родажа ПИФ</text:p>
          </table:table-cell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-5600" calcext:value-type="float">
            <text:p>-5600</text:p>
          </table:table-cell>
          <table:table-cell table:number-columns-repeated="5"/>
          <table:table-cell table:formula="of:=-[.E17]"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8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ог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-[.E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7:.E19])" office:value-type="float" office:value="5300" calcext:value-type="float">
            <text:p>5300</text:p>
          </table:table-cell>
          <table:table-cell table:number-columns-repeated="3"/>
          <table:table-cell table:formula="of:=-[.E20]" office:value-type="float" office:value="-5300" calcext:value-type="float">
            <text:p>-53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окупк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-[.E22]" office:value-type="float" office:value="-950" calcext:value-type="float">
            <text:p>-9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-[.E23]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4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2:.E24])" office:value-type="float" office:value="-1010" calcext:value-type="float">
            <text:p>-1010</text:p>
          </table:table-cell>
          <table:table-cell table:number-columns-repeated="3"/>
          <table:table-cell table:formula="of:=-[.E25]"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даж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-980" calcext:value-type="float">
            <text:p>-980</text:p>
          </table:table-cell>
          <table:table-cell/>
          <table:table-cell table:formula="of:=-[.E27]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-[.E28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9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7:.E29])" office:value-type="float" office:value="1027" calcext:value-type="float">
            <text:p>1027</text:p>
          </table:table-cell>
          <table:table-cell table:number-columns-repeated="3"/>
          <table:table-cell table:formula="of:=-[.E30]" office:value-type="float" office:value="-1027" calcext:value-type="float">
            <text:p>-102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 table:number-columns-repeated="2"/>
          <table:table-cell table:formula="of:=-[.E33]" office:value-type="float" office:value="-9900" calcext:value-type="float">
            <text:p>-99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34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 table:number-columns-repeated="2"/>
          <table:table-cell table:style-name="ce8" table:formula="of:=-[.E37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formula="of:=-[.E38]" office:value-type="float" office:value="-500" calcext:value-type="float">
            <text:p>-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 table:number-columns-repeated="2"/>
          <table:table-cell table:formula="of:=-[.E40]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41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40]+[.E41])" office:value-type="float" office:value="14900" calcext:value-type="float">
            <text:p>14900</text:p>
          </table:table-cell>
          <table:table-cell table:number-columns-repeated="3"/>
          <table:table-cell table:formula="of:=-[.E42]" office:value-type="float" office:value="-14900" calcext:value-type="float">
            <text:p>-149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38]" office:value-type="float" office:value="-15400" calcext:value-type="float">
            <text:p>-15400</text:p>
          </table:table-cell>
          <table:table-cell table:number-columns-repeated="3"/>
          <table:table-cell table:formula="of:=-[.E44]" office:value-type="float" office:value="15400" calcext:value-type="float">
            <text:p>15400</text:p>
          </table:table-cell>
          <table:table-cell table:number-columns-repeated="4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4]" office:value-type="float" office:value="15400" calcext:value-type="float">
            <text:p>15400</text:p>
          </table:table-cell>
          <table:table-cell table:number-columns-repeated="4"/>
          <table:table-cell table:formula="of:=-[.E45]" office:value-type="float" office:value="-15400" calcext:value-type="float">
            <text:p>-154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роценты по вкладу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8]" office:value-type="float" office:value="100" calcext:value-type="float">
            <text:p>1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8" table:formula="of:=-[.E4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еревод остатков с комиссией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17" calcext:value-type="float">
            <text:p>-11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50:.E51])" office:value-type="float" office:value="100" calcext:value-type="float">
            <text:p>100</text:p>
          </table:table-cell>
          <table:table-cell table:number-columns-repeated="4"/>
          <table:table-cell table:formula="of:=-[.E5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9" table:formula="of:=-SUM([.I7:.I53])+[.I51]" office:value-type="float" office:value="0" calcext:value-type="float">
            <text:p>0</text:p>
          </table:table-cell>
          <table:table-cell table:style-name="ce9" table:formula="of:=-SUM([.J7:.J53])+2*[.J48]"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4"/>
          <table:table-cell table:style-name="ce3" table:formula="of:=XIRR([.G7:.G54];[.A7:.A54])" office:value-type="percentage" office:value="0.233781609626019" calcext:value-type="percentage">
            <text:p>23,38%</text:p>
          </table:table-cell>
          <table:table-cell table:style-name="ce3" table:formula="of:=XIRR([.H7:.H47];[.A7:.A47])" office:value-type="percentage" office:value="0.799988483290125" calcext:value-type="percentage">
            <text:p>80,00%</text:p>
          </table:table-cell>
          <table:table-cell table:style-name="ce3" table:formula="of:=XIRR([.I7:.I54];[.A7:.A54])" office:value-type="percentage" office:value="-0.0039131364594876" calcext:value-type="percentage">
            <text:p>-0,39%</text:p>
          </table:table-cell>
          <table:table-cell table:style-name="ce3" table:formula="of:=XIRR([.J7:.J54];[.A7:.A54])" office:value-type="percentage" office:value="0.00918747005077725" calcext:value-type="percentage">
            <text:p>0,92%</text:p>
          </table:table-cell>
          <table:table-cell table:style-name="ce3" table:formula="of:=XIRR([.K7:.K54];[.A7:.A54])" office:value-type="percentage" office:value="0.251417782207798" calcext:value-type="percentage">
            <text:p>25,14%</text:p>
          </table:table-cell>
          <table:table-cell table:number-columns-repeated="2"/>
        </table:table-row>
      </table:table>
      <table:table table:name="Правила xirr" table:style-name="ta1">
        <table:table-column table:style-name="co8" table:default-cell-style-name="ce14"/>
        <table:table-column table:style-name="co3" table:number-columns-repeated="4" table:default-cell-style-name="ce14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1. Два asset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2. Asset и income (изменяется остаток счета)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2" office:value-type="date" office:date-value="2016-01-01" calcext:value-type="date">
            <text:p>01.01.16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string" calcext:value-type="string">
            <text:p>Начальная сумм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3"/>
          <table:table-cell table:style-name="ce2" office:value-type="date" office:date-value="2016-06-01" calcext:value-type="date">
            <text:p>01.06.1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Подаро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 or expense</text:p>
          </table:table-cell>
          <table:table-cell office:value-type="string" calcext:value-type="string">
            <text:p>val2</text:p>
          </table:table-cell>
          <table:table-cell table:number-columns-repeated="3"/>
          <table:table-cell table:style-name="ce2" office:value-type="date" office:date-value="2016-12-31" calcext:value-type="date">
            <text:p>31.12.1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Конечная сумма</text:p>
          </table:table-cell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Тут важно учитываем мы доход расход или нет. Если учитываем, то ничего не делаем. Если не учитываем то asset = -val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6. Stock, asset и equity</text:p>
          </table:table-cell>
          <table:table-cell table:style-name="Default" table:number-columns-repeated="4"/>
          <table:table-cell table:number-columns-repeated="2"/>
          <table:table-cell table:style-name="ce3" table:formula="of:=XIRR([.H9:.H11];[.G9:.G11])" office:value-type="percentage" office:value="0.0999999999999999" calcext:value-type="percentage">
            <text:p>10,00%</text:p>
          </table:table-cell>
          <table:table-cell table:style-name="ce3" table:formula="of:=XIRR([.I9:.I11];[.G9:.G11])" office:value-type="percentage" office:value="7.39801676438245E-017" calcext:value-type="percentage">
            <text:p>0,00%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 or 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3. Asset и income (???)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4. Множественные asset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или 2 с меньшей суммой по модулю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5. Stock, income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1 или пусто если val1=0</text:p>
          </table:table-cell>
          <table:table-cell office:value-type="string" calcext:value-type="string">
            <text:p>-val1 или пусто если val1=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xpens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5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Dividends and coupons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Capital gain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uy and sell share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ond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multi transaction without stock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.00.0000</text:date>, <text:time style:data-style-name="N2" text:time-value="09:00:49.49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46:18.525000000</meta:creation-date>
    <dc:date>2017-04-14T16:58:53.944000000</dc:date>
    <meta:editing-duration>PT17H17M25S</meta:editing-duration>
    <meta:editing-cycles>31</meta:editing-cycles>
    <meta:generator>LibreOffice/5.3.1.2$Windows_x86 LibreOffice_project/e80a0e0fd1875e1696614d24c32df0f95f03deb2</meta:generator>
    <meta:document-statistic meta:table-count="3" meta:cell-count="578" meta:object-count="0"/>
  </office:meta>
</office:document-meta>
</file>